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0e8ac98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Table_20_Contents">
      <style:text-properties officeooo:paragraph-rsid="00e181f1"/>
    </style:style>
    <style:style style:name="P40" style:family="paragraph" style:parent-style-name="Table_20_Contents">
      <style:text-properties officeooo:paragraph-rsid="00ca06a8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4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5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46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1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2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3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4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5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56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57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58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59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0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2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Table_20_Contents">
      <style:text-properties style:font-name="Cambria" fo:font-size="6pt" fo:font-weight="bold" officeooo:rsid="006a0b0d" officeooo:paragraph-rsid="0117103b" style:font-size-asian="6pt" style:font-weight-asian="bold" style:font-size-complex="6pt" style:font-weight-complex="bold"/>
    </style:style>
    <style:style style:name="P66" style:family="paragraph" style:parent-style-name="Table_20_Contents">
      <style:text-properties style:font-name="Cambria" fo:font-size="6pt" fo:font-weight="bold" officeooo:rsid="006a0b0d" officeooo:paragraph-rsid="01188a11" style:font-size-asian="6pt" style:font-weight-asian="bold" style:font-size-complex="6pt" style:font-weight-complex="bold"/>
    </style:style>
    <style:style style:name="P67" style:family="paragraph" style:parent-style-name="Table_20_Contents">
      <style:text-properties style:font-name="Cambria" fo:font-size="6pt" fo:font-weight="bold" officeooo:rsid="00c862f0" officeooo:paragraph-rsid="011db61b" style:font-size-asian="6pt" style:font-weight-asian="bold" style:font-size-complex="6pt" style:font-weight-complex="bold"/>
    </style:style>
    <style:style style:name="P68" style:family="paragraph">
      <style:paragraph-properties fo:text-align="center"/>
    </style:style>
    <style:style style:name="P69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7066" style:font-weight-asian="normal" style:font-weight-complex="normal"/>
    </style:style>
    <style:style style:name="T30" style:family="text">
      <style:text-properties fo:font-weight="normal" officeooo:rsid="00ebf1b9" style:font-weight-asian="normal" style:font-weight-complex="normal"/>
    </style:style>
    <style:style style:name="T31" style:family="text">
      <style:text-properties fo:font-weight="normal" officeooo:rsid="00ed23a6" style:font-weight-asian="normal" style:font-weight-complex="normal"/>
    </style:style>
    <style:style style:name="T32" style:family="text">
      <style:text-properties fo:font-weight="normal" officeooo:rsid="00ef61e7" style:font-weight-asian="normal" style:font-weight-complex="normal"/>
    </style:style>
    <style:style style:name="T33" style:family="text">
      <style:text-properties fo:font-weight="normal" officeooo:rsid="00f0f38c" style:font-weight-asian="normal" style:font-weight-complex="normal"/>
    </style:style>
    <style:style style:name="T34" style:family="text">
      <style:text-properties fo:font-weight="normal" officeooo:rsid="0117103b" style:font-weight-asian="normal" style:font-weight-complex="normal"/>
    </style:style>
    <style:style style:name="T35" style:family="text">
      <style:text-properties fo:font-weight="normal" officeooo:rsid="011d1e1e" style:font-weight-asian="normal" style:font-weight-complex="normal"/>
    </style:style>
    <style:style style:name="T36" style:family="text">
      <style:text-properties fo:font-weight="normal" officeooo:rsid="011da33d" style:font-weight-asian="normal" style:font-weight-complex="normal"/>
    </style:style>
    <style:style style:name="T37" style:family="text">
      <style:text-properties fo:font-weight="normal" officeooo:rsid="011db61b" style:font-weight-asian="normal" style:font-weight-complex="normal"/>
    </style:style>
    <style:style style:name="T38" style:family="text">
      <style:text-properties fo:font-weight="normal" officeooo:rsid="011f5665" style:font-weight-asian="normal" style:font-weight-complex="normal"/>
    </style:style>
    <style:style style:name="T39" style:family="text">
      <style:text-properties fo:font-weight="normal" officeooo:rsid="011fbee6" style:font-weight-asian="normal" style:font-weight-complex="normal"/>
    </style:style>
    <style:style style:name="T40" style:family="text">
      <style:text-properties style:font-name="Cambria" fo:font-weight="bold" style:font-weight-asian="bold" style:font-weight-complex="bold"/>
    </style:style>
    <style:style style:name="T41" style:family="text">
      <style:text-properties style:font-name="Cambria" fo:font-size="8pt" style:font-size-asian="8pt" style:font-size-complex="8pt"/>
    </style:style>
    <style:style style:name="T42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3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4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48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49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0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1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2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3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4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5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56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57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58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59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1" style:family="text">
      <style:text-properties officeooo:rsid="00a59fa2"/>
    </style:style>
    <style:style style:name="T62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63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64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65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66" style:family="text">
      <style:text-properties style:font-name="Font Awesome 5 Free Solid" officeooo:rsid="00b3d181" style:font-name-asian="Font Awesome 5 Free Solid" style:font-name-complex="Font Awesome 5 Free Solid"/>
    </style:style>
    <style:style style:name="T67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68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69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0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1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72" style:family="text">
      <style:text-properties officeooo:rsid="00b0746f" style:font-name-asian="Font Awesome 5 Brands Regular" style:font-name-complex="Font Awesome 5 Brands Regular"/>
    </style:style>
    <style:style style:name="T73" style:family="text">
      <style:text-properties officeooo:rsid="00b3d181" style:font-name-asian="Font Awesome 5 Brands Regular" style:font-name-complex="Font Awesome 5 Brands Regular"/>
    </style:style>
    <style:style style:name="T74" style:family="text">
      <style:text-properties officeooo:rsid="00e3c31b" style:font-name-asian="Font Awesome 5 Brands Regular" style:font-name-complex="Font Awesome 5 Brands Regular"/>
    </style:style>
    <style:style style:name="T75" style:family="text">
      <style:text-properties fo:color="#0066cc"/>
    </style:style>
    <style:style style:name="T76" style:family="text">
      <style:text-properties fo:color="#0066cc" fo:font-weight="bold" officeooo:rsid="007e0d58" style:font-weight-asian="bold" style:font-weight-complex="bold"/>
    </style:style>
    <style:style style:name="T77" style:family="text">
      <style:text-properties fo:color="#0066cc" fo:font-weight="bold" officeooo:rsid="0095b443" style:font-weight-asian="bold" style:font-weight-complex="bold"/>
    </style:style>
    <style:style style:name="T78" style:family="text">
      <style:text-properties fo:color="#0066cc" officeooo:rsid="00c3733e"/>
    </style:style>
    <style:style style:name="T79" style:family="text">
      <style:text-properties fo:color="#0066cc" officeooo:rsid="00c7336d"/>
    </style:style>
    <style:style style:name="T80" style:family="text">
      <style:text-properties fo:color="#0066cc" officeooo:rsid="00cbf010"/>
    </style:style>
    <style:style style:name="T81" style:family="text">
      <style:text-properties fo:color="#0066cc" officeooo:rsid="00da3a89"/>
    </style:style>
    <style:style style:name="T82" style:family="text">
      <style:text-properties fo:color="#0066cc" officeooo:rsid="00a59fa2"/>
    </style:style>
    <style:style style:name="T83" style:family="text">
      <style:text-properties fo:color="#0066cc" officeooo:rsid="0112cdd5"/>
    </style:style>
    <style:style style:name="T84" style:family="text">
      <style:text-properties fo:color="#0066cc" officeooo:rsid="011c3e0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75ec75" style:font-weight-asian="bold" style:font-weight-complex="bold"/>
    </style:style>
    <style:style style:name="T87" style:family="text">
      <style:text-properties officeooo:rsid="00c3733e"/>
    </style:style>
    <style:style style:name="T88" style:family="text">
      <style:text-properties officeooo:rsid="00cd0718"/>
    </style:style>
    <style:style style:name="T89" style:family="text">
      <style:text-properties officeooo:rsid="00d3f7ab"/>
    </style:style>
    <style:style style:name="T90" style:family="text">
      <style:text-properties officeooo:rsid="00d45474"/>
    </style:style>
    <style:style style:name="T91" style:family="text">
      <style:text-properties officeooo:rsid="00e4ae0f"/>
    </style:style>
    <style:style style:name="T92" style:family="text">
      <style:text-properties officeooo:rsid="00ea049a"/>
    </style:style>
    <style:style style:name="T93" style:family="text">
      <style:text-properties officeooo:rsid="00f5bcb3"/>
    </style:style>
    <style:style style:name="T94" style:family="text">
      <style:text-properties officeooo:rsid="00f83f2f"/>
    </style:style>
    <style:style style:name="T95" style:family="text">
      <style:text-properties officeooo:rsid="01094c72"/>
    </style:style>
    <style:style style:name="T96" style:family="text">
      <style:text-properties officeooo:rsid="010f6ea5" style:font-name-asian="Font Awesome 5 Free Solid" style:font-size-asian="7pt" style:font-name-complex="Font Awesome 5 Free Solid"/>
    </style:style>
    <style:style style:name="T97" style:family="text">
      <style:text-properties officeooo:rsid="0115aef5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9"/>
        <text:p text:style-name="P48"><text:s/><text:span text:style-name="T40">Alexander van Klaveren<text:tab/><text:tab/><text:tab/></text:span><text:span text:style-name="T69"></text:span><text:span text:style-name="T50"> </text:span><text:span text:style-name="T53">Groningen, The Netherlands</text:span></text:p>
        <text:p text:style-name="P46"><text:s text:c="2"/>Full Stack Developer</text:p>
        <text:p text:style-name="P47"><text:s text:c="2"/><text:tab/><text:tab/><text:tab/><text:tab/><text:tab/><text:tab/><text:tab/><text:tab/><text:tab/><text:span text:style-name="T63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44"/>
        <text:p text:style-name="P50"><text:span text:style-name="T51"><text:s text:c="2"/></text:span><text:span text:style-name="T65"></text:span><text:span text:style-name="T64"> </text:span><text:a xlink:type="simple" xlink:href="mailto:alvanklaveren@gmail.com" text:style-name="Internet_20_link" text:visited-style-name="Visited_20_Internet_20_Link">alvanklaveren@gmail.com</text:a><text:span text:style-name="T51"><text:tab/><text:tab/><text:tab/><text:tab/><text:tab/><text:tab/></text:span><text:span text:style-name="T70"></text:span><text:span text:style-name="T49"> </text:span><text:a xlink:type="simple" xlink:href="https://www.alvanklaveren.com/" text:style-name="Internet_20_link" text:visited-style-name="Visited_20_Internet_20_Link"><text:span text:style-name="T52">https://www.alvanklaveren.com</text:span></text:a></text:p>
        <text:p text:style-name="P45"/>
        <text:p text:style-name="P43"><text:span text:style-name="T54"><text:s text:c="2"/></text:span><text:span text:style-name="T96"><text:tab/><text:tab/></text:span><text:span text:style-name="T67"><text:tab/><text:tab/><text:tab/><text:tab/><text:tab/><text:tab/><text:tab/></text:span><text:span text:style-name="T71"></text:span><text:span text:style-name="T72"> <text:s/></text:span><text:span text:style-name="T74">A </text:span><text:span text:style-name="T68"></text:span><text:span text:style-name="T73"> <text:s text:c="2"/>B </text:span><text:span text:style-name="T66"></text:span></text:p>
        <text:p text:style-name="P44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8"/>
            <text:p text:style-name="P17">Profile</text:p>
            <text:p text:style-name="P62">Developing software in close contact with end users <text:span text:style-name="T90">i</text:span>s <text:span text:style-name="T90">still</text:span> an absolute joy for me. <text:span text:style-name="T97">Working in a niche market makes it incredibly fun, allowing me to use my creativity and problem-solving abilities to find solutions that cannot so easily be picked from the shelf. Although working individually from time to time, I prefer working in teams with like-minded people, sharing knowledge and ideas, while improving the software and each other. </text:span></text:p>
            <text:p text:style-name="P63"/>
            <text:p text:style-name="P63">I am eager to learn new things and <text:span text:style-name="T94">always</text:span> invest <text:span text:style-name="T89">time</text:span> at home <text:span text:style-name="T89">to familiarize myself with</text:span> <text:span text:style-name="T93">new technologies and paradigms. </text:span><text:s/></text:p>
            <text:p text:style-name="P64"/>
            <text:p text:style-name="P18"/>
            <text:p text:style-name="P16">Experience</text:p>
            <text:p text:style-name="P21"><text:span text:style-name="T75">20</text:span><text:span text:style-name="T78">19</text:span><text:span text:style-name="T75"> – </text:span><text:span text:style-name="T78">present</text:span><text:span text:style-name="T87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0"><text:span text:style-name="T59"><text:tab/><text:tab/></text:span><text:span text:style-name="T60">our </text:span><text:span text:style-name="T59">(AWS) cloud-based solution for theatrical distribution called Mica (www.mica.co),</text:span></text:p>
            <text:p text:style-name="P24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3"><text:span text:style-name="T20"><text:tab/><text:tab/>delivery) I, and we</text:span><text:span text:style-name="T12"> </text:span><text:span text:style-name="T20">as a </text:span><text:span text:style-name="T12">team, </text:span><text:span text:style-name="T11">interact </text:span><text:span text:style-name="T12">closely with each other and</text:span><text:span text:style-name="T11"> our </text:span><text:span text:style-name="T13">end-users</text:span><text:span text:style-name="T11"> to</text:span></text:p>
            <text:p text:style-name="P65"><text:span text:style-name="T11"><text:tab/><text:tab/></text:span><text:span text:style-name="T15">q</text:span><text:span text:style-name="T11">uickly respond to the needs of our customers. </text:span><text:span text:style-name="T34">M</text:span><text:span text:style-name="T14">y years of experience help</text:span><text:span text:style-name="T34">s the team</text:span></text:p>
            <text:p text:style-name="P66"><text:span text:style-name="T34"><text:tab/><text:tab/></text:span><text:span text:style-name="T14">in </text:span><text:span text:style-name="T34">making d</text:span><text:span text:style-name="T14">ecisions on database and code architecture.</text:span></text:p>
            <text:p text:style-name="P32"/>
            <text:p text:style-name="P33"/>
            <text:p text:style-name="P25"><text:span text:style-name="T79">2</text:span><text:span text:style-name="T75">01</text:span><text:span text:style-name="T80">0</text:span><text:span text:style-name="T75"> – 201</text:span><text:span text:style-name="T83">9</text:span><text:span text:style-name="T9"><text:tab/></text:span><text:span text:style-name="T88">(Lead) Senior </text:span>developer<text:span text:style-name="T9"> </text:span><text:span text:style-name="T16">at Maccs International B.V. (Transparant Constructions).</text:span></text:p>
            <text:p text:style-name="P39"><text:span text:style-name="T55"><text:tab/><text:tab/></text:span><text:span text:style-name="T56">Working on our main product MACCS </text:span><text:span text:style-name="T57">(www.maccs.com)</text:span><text:span text:style-name="T56">, a de</text:span><text:span text:style-name="T58">s</text:span><text:span text:style-name="T56">ktop application for</text:span></text:p>
            <text:p text:style-name="P26"><text:span text:style-name="T28">Ubbena / Groningen</text:span><text:span text:style-name="T16"><text:tab/></text:span><text:span text:style-name="T21">t</text:span><text:span text:style-name="T16">heatrical distribution using PowerScript (PowerBuilder) and Oracle, </text:span><text:span text:style-name="T35">I t</text:span><text:span text:style-name="T18">ook lead </text:span><text:span text:style-name="T36">of</text:span><text:span text:style-name="T18"> </text:span></text:p>
            <text:p text:style-name="P25"><text:span text:style-name="T18"><text:tab/><text:tab/></text:span><text:span text:style-name="T36">the </text:span><text:span text:style-name="T18">majority of projects funded </text:span><text:span text:style-name="T19">b</text:span><text:span text:style-name="T18">y Warner Bros and Paramount. </text:span><text:span text:style-name="T37">I t</text:span><text:span text:style-name="T16">rain</text:span><text:span text:style-name="T37">ed</text:span><text:span text:style-name="T16"> and coach</text:span><text:span text:style-name="T37">ed</text:span></text:p>
            <text:p text:style-name="P67"><text:span text:style-name="T16"><text:tab/><text:tab/></text:span><text:span text:style-name="T21">c</text:span><text:span text:style-name="T16">olleagues in the </text:span><text:span text:style-name="T18">N</text:span><text:span text:style-name="T16">etherlands and abroad, </text:span><text:span text:style-name="T37">as well as</text:span><text:span text:style-name="T16"> </text:span><text:span text:style-name="T18">end-users on-site </text:span><text:span text:style-name="T37">during <text:tab/><text:tab/><text:tab/>deployments. I</text:span><text:span text:style-name="T18">n the Netherlands and abroad (mainly Europe). </text:span><text:span text:style-name="T23">At the end of 2014, I</text:span></text:p>
            <text:p text:style-name="P67"><text:span text:style-name="T23"><text:tab/><text:tab/>decided to combine work with going back to University to get my Master’</text:span><text:span text:style-name="T27">s</text:span><text:span text:style-name="T23"> degree,</text:span></text:p>
            <text:p text:style-name="P67"><text:span text:style-name="T23"><text:tab/><text:tab/></text:span><text:span text:style-name="T24">while learning more on service oriented architectures and </text:span><text:span text:style-name="T39">I</text:span><text:span text:style-name="T24">nternet security. </text:span><text:span text:style-name="T38">E</text:span><text:span text:style-name="T25">ventually</text:span></text:p>
            <text:p text:style-name="P67"><text:span text:style-name="T25"><text:tab/><text:tab/></text:span><text:span text:style-name="T38">I </text:span><text:span text:style-name="T23">mov</text:span><text:span text:style-name="T38">ed</text:span><text:span text:style-name="T25"> </text:span><text:span text:style-name="T23">on </text:span><text:span text:style-name="T24">t</text:span><text:span text:style-name="T23">o </text:span><text:span text:style-name="T37">a</text:span><text:span text:style-name="T23"> new projec</text:span><text:span text:style-name="T26">t</text:span><text:span text:style-name="T23">, at which time I </text:span><text:span text:style-name="T38">had</text:span><text:span text:style-name="T23"> t</text:span><text:span text:style-name="T17">ransfer</text:span><text:span text:style-name="T38">red</text:span><text:span text:style-name="T17"> </text:span><text:span text:style-name="T23">my </text:span><text:span text:style-name="T17">knowledge </text:span><text:span text:style-name="T38">to the new</text:span></text:p>
            <text:p text:style-name="P67"><text:span text:style-name="T17"><text:tab/><text:tab/></text:span><text:span text:style-name="T37">s</text:span><text:span text:style-name="T17">crum teams (</text:span><text:span text:style-name="T23">(lead) </text:span><text:span text:style-name="T17">developers/product owners) to </text:span><text:span text:style-name="T26">e</text:span><text:span text:style-name="T17">ase </text:span><text:span text:style-name="T26">m</text:span><text:span text:style-name="T17">y leave. </text:span></text:p>
            <text:p text:style-name="P34"/>
            <text:p text:style-name="P36"/>
            <text:p text:style-name="P28"><text:span text:style-name="T75">200</text:span><text:span text:style-name="T84">6</text:span><text:span text:style-name="T75"> – 2010</text:span><text:span text:style-name="T9"><text:tab/></text:span>Junior <text:span text:style-name="T92">software developer</text:span><text:span text:style-name="T15"> </text:span><text:span text:style-name="T16">at </text:span><text:span text:style-name="T30">ADG Applications </text:span><text:span text:style-name="T16"><text:s/></text:span><text:span text:style-name="T35">(</text:span><text:span text:style-name="T16">Transparant Constructions).</text:span><text:span text:style-name="T9"> </text:span></text:p>
            <text:p text:style-name="P35"><text:tab/><text:tab/>With a Java background (college), in this period I learned to work with Powerbuilder</text:p>
            <text:p text:style-name="P28"><text:span text:style-name="T29">Ubbena</text:span><text:span text:style-name="T9"><text:tab/><text:tab/>and Oracle, give demos to potential customers, deploy MACCS in various countries</text:span></text:p>
            <text:p text:style-name="P28"><text:span text:style-name="T9"><text:tab/><text:tab/>and train end users. </text:span><text:span text:style-name="T31">I s</text:span><text:span text:style-name="T9">uccesfully implemented a pilot project for Paramount in Spain <text:tab/><text:tab/></text:span><text:span text:style-name="T31">(Madrid)</text:span><text:span text:style-name="T9">, </text:span><text:span text:style-name="T31">getting </text:span><text:span text:style-name="T9">Paramount </text:span><text:span text:style-name="T31">aboard for deployment of MACCS in multiple </text:span><text:span text:style-name="T9">territories. </text:span></text:p>
            <text:p text:style-name="P36"/>
            <text:p text:style-name="P2"/>
            <text:p text:style-name="P27"><text:span text:style-name="T75">200</text:span><text:span text:style-name="T81">2</text:span><text:span text:style-name="T75"> – 200</text:span><text:span text:style-name="T84">6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7"><text:tab/><text:tab/>tech-savvy employee I took care of the network infrastructure and application</text:p>
            <text:p text:style-name="P27"><text:span text:style-name="T29">Roden</text:span><text:span text:style-name="T22"><text:tab/><text:tab/>management. In this period I got some certificates in accounting (LOI Praktijkdiploma</text:span></text:p>
            <text:p text:style-name="P29"><text:span text:style-name="T22"><text:tab/><text:tab/>Boekhouden </text:span><text:span text:style-name="T32">(2004) </text:span><text:span text:style-name="T22">/ LOI Moderne Bedrijfsadministratie </text:span><text:span text:style-name="T32">(2006)</text:span><text:span text:style-name="T22">). In this period I</text:span></text:p>
            <text:p text:style-name="P29"><text:span text:style-name="T22"><text:tab/><text:tab/>developed a time-</text:span><text:span text:style-name="T32">r</text:span><text:span text:style-name="T22">egistration </text:span><text:span text:style-name="T33">tool</text:span><text:span text:style-name="T22"> in Visual Basic for Applications.</text:span></text:p>
            <text:p text:style-name="P3"/>
            <text:p text:style-name="P33"/>
            <text:p text:style-name="P33"/>
            <text:p text:style-name="P33"/>
            <text:p text:style-name="P14">Education</text:p>
            <text:p text:style-name="P22"><text:span text:style-name="T75">20</text:span><text:span text:style-name="T82">15</text:span><text:span text:style-name="T75"> – </text:span><text:span text:style-name="T82">2019</text:span><text:span text:style-name="T61"><text:tab/></text:span><text:span text:style-name="T10">Master of Science – Sofware Engineering (Cum Laude)</text:span></text:p>
            <text:p text:style-name="P30"><text:tab/><text:tab/>Open University Netherlands</text:p>
            <text:p text:style-name="P31"/>
            <text:p text:style-name="P20"><text:span text:style-name="T75">1998 – 2002</text:span> <text:tab/><text:span text:style-name="T9">Bachelor of Science – Software Engineering</text:span></text:p>
            <text:p text:style-name="P31"><text:tab/><text:tab/><text:span text:style-name="T95">Hanze University of Applied Sciences / </text:span>Hanzehogeschool Groningen</text:p>
            <text:p text:style-name="P31"><text:tab/><text:tab/></text:p>
            <text:p text:style-name="P31"/>
            <text:p text:style-name="P31"/>
          </table:table-cell>
          <table:table-cell table:style-name="Table13.B1" office:value-type="string">
            <text:list xml:id="list333342356" text:style-name="L1">
              <text:list-header>
                <text:p text:style-name="P52"/>
              </text:list-header>
            </text:list>
            <text:p text:style-name="P51"><text:span text:style-name="T76">Skills / </text:span><text:span text:style-name="T77">Proficiencies</text:span></text:p>
            <text:p text:style-name="P7">Languages</text:p>
            <text:list xml:id="list124328510574347" text:continue-numbering="true" text:style-name="L1">
              <text:list-item>
                <text:p text:style-name="P53"><text:span text:style-name="T42">Java </text:span><text:span text:style-name="T43">(</text:span><text:span text:style-name="T42">Spring Boot, Hibernate, Wicke</text:span><text:span text:style-name="T44">t, </text:span><text:span text:style-name="T46">Maven, Git, </text:span><text:span text:style-name="T44">Tomcat</text:span><text:span text:style-name="T43">)</text:span><text:span text:style-name="T41"> <text:s text:c="9"/><text:tab/><text:tab/><text:tab/><text:tab/> <text:s text:c="6"/></text:span><text:span text:style-name="T41"><draw:custom-shape text:anchor-type="as-char" svg:y="-0.052in" draw:z-index="9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0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1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2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3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5"><text:span text:style-name="T5"><text:tab/></text:span><text:span text:style-name="T3">Advanced </text:span></text:p>
              </text:list-item>
            </text:list>
            <text:p text:style-name="P11"/>
            <text:list xml:id="list2773636365" text:style-name="L2">
              <text:list-item>
                <text:p text:style-name="P54"><text:span text:style-name="T43">Typescript (Angular 2), HTML, CSS, Bootstrap</text:span><text:span text:style-name="T41"><text:tab/> <text:s text:c="6"/></text:span><text:span text:style-name="T41"><draw:custom-shape text:anchor-type="as-char" svg:y="-0.052in" draw:z-index="14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5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6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7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18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 text:c="2"/></text:span></text:p>
                <text:p text:style-name="P56"><text:span text:style-name="T5"><text:tab/></text:span><text:span text:style-name="T4">Intermediate </text:span></text:p>
                <text:p text:style-name="P58"/>
              </text:list-item>
            </text:list>
            <text:p text:style-name="P4"><text:span text:style-name="T86">Relational </text:span><text:span text:style-name="T85">Databases</text:span></text:p>
            <text:list xml:id="list124328975189638" text:continue-numbering="true" text:style-name="L2">
              <text:list-item>
                <text:p text:style-name="P59"><text:span text:style-name="T42">Oracle, My</text:span><text:span text:style-name="T43">S</text:span><text:span text:style-name="T42">ql, </text:span><text:span text:style-name="T45">MariaD</text:span><text:span text:style-name="T43">B</text:span><text:span text:style-name="T41"><text:tab/><text:tab/> <text:s text:c="10"/></text:span><text:span text:style-name="T41"><draw:custom-shape text:anchor-type="as-char" svg:y="-0.052in" draw:z-index="20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1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2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3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1"><text:s/></text:span><text:span text:style-name="T41"><draw:custom-shape text:anchor-type="as-char" svg:y="-0.052in" draw:z-index="24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7"><text:span text:style-name="T5"><text:s/><text:tab/> </text:span><text:span text:style-name="T3">Advanced </text:span></text:p>
              </text:list-item>
            </text:list>
            <text:p text:style-name="P42"/>
            <text:p text:style-name="P41"><text:span text:style-name="T48">I</text:span><text:span text:style-name="T47">DE</text:span></text:p>
            <text:list xml:id="list124329061737460" text:continue-numbering="true" text:style-name="L2">
              <text:list-item>
                <text:p text:style-name="P60">Eclipse, IntelliJ, Android Studio</text:p>
              </text:list-item>
            </text:list>
            <text:p text:style-name="P9"/>
            <text:p text:style-name="P9">Operating Systems</text:p>
            <text:list xml:id="list4207391377" text:style-name="L3">
              <text:list-item>
                <text:p text:style-name="P61">Windows <text:s/>/ Linux <text:span text:style-name="T91">(</text:span><text:span text:style-name="T62"></text:span><text:span text:style-name="T91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8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8" svg:width="0.1043in" svg:height="0.1043in"><text:p text:style-name="P68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11-11T12:43:27.127592212</dc:date>
    <meta:editing-duration>PT10H31M49S</meta:editing-duration>
    <meta:editing-cycles>254</meta:editing-cycles>
    <meta:generator>LibreOffice/6.0.7.3$Linux_X86_64 LibreOffice_project/00m0$Build-3</meta:generator>
    <meta:document-statistic meta:table-count="1" meta:image-count="0" meta:object-count="0" meta:page-count="1" meta:paragraph-count="60" meta:word-count="526" meta:character-count="3645" meta:non-whitespace-character-count="2978"/>
  </office:meta>
</office:document-meta>
</file>